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3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22pt" fo:letter-spacing="normal" fo:font-style="normal" style:text-underline-style="none" fo:font-weight="bold" style:font-name-asian="Thasadith" style:font-size-asian="22pt" style:font-style-asian="normal" style:font-weight-asian="bold" style:font-name-complex="Thasadith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Remote control using SSH</text:span></text:p>
          </draw:text-box>
        </draw:frame>
        <draw:frame draw:name="Google Shape;183;p4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1 Create a new virtual machine (VM) or use existing one (local machine)</text:span></text:p>
            <text:p text:style-name="P1"><text:span text:style-name="T2"/></text:p>
            <text:p text:style-name="P1"><text:span text:style-name="T2"><text:s/></text:span><text:span text:style-name="T2">- using existing one with CentOS 8 Stream</text:span></text:p>
            <text:p text:style-name="P1"><text:span text:style-name="T2"/></text:p>
            <text:p text:style-name="P1"><text:span text:style-name="T2">2 Install SSH client (if it’s installed yet) (local machine)</text:span></text:p>
            <text:p text:style-name="P1"><text:span text:style-name="T2"/></text:p>
            <text:p text:style-name="P1"><text:span text:style-name="T2"><text:s/></text:span><text:span text:style-name="T2">- already installed, but for CentOS it is:</text:span></text:p>
            <text:p><text:span text:style-name="T2"/></text:p>
            <text:p><text:span text:style-name="T2">$ sudo dnf -y install openssh-clients (and $ sudo apt-get install -y openssh-client for Debian/Ubuntu)</text:span></text:p>
            <text:p text:style-name="P1"><text:span text:style-name="T2"/></text:p>
            <text:p text:style-name="P1"><text:span text:style-name="T2">3 Create private and public key pair (local machine)</text:span></text:p>
            <text:p text:style-name="P1"><text:span text:style-name="T2"/></text:p>
            <text:p text:style-name="P1"><text:span text:style-name="T3">[ls@jscp4e ~]$ ssh-keygen -t ed25519 -f testvm_ed25519 -q -N ""</text:span></text:p>
            <text:p text:style-name="P1"><text:span text:style-name="T3"/></text:p>
            <text:p text:style-name="P1"><text:span text:style-name="T2">4 Install SSH server package</text:span></text:p>
            <text:p text:style-name="P1"><text:span text:style-name="T2">(if it’s installed yet)</text:span></text:p>
            <text:p text:style-name="P1"><text:span text:style-name="T2"/></text:p>
            <text:p><text:span text:style-name="T2">$ sudo dnf -y install openssh-server ($ sudo apt-get -y install openssh-server for Debian/Ubuntu)</text:span></text:p>
            <text:p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3" draw:layer="layout" svg:width="21.399cm" svg:height="12.065cm" svg:x="1.905cm" svg:y="1.27cm" presentation:class="outline" presentation:user-transformed="true">
          <draw:text-box>
            <text:p text:style-name="P1"><text:span text:style-name="T2">5 Create mysshfriend user with password (remote server)</text:span></text:p>
            <text:p text:style-name="P1"><text:span text:style-name="T4"/></text:p>
            <text:p text:style-name="P1"><text:span text:style-name="T4">[someuser@testvm ~]$ useradd mysshfriend; passwd mysshfriend</text:span></text:p>
            <text:p text:style-name="P1"><text:span text:style-name="T2"/></text:p>
            <text:p text:style-name="P1"><text:span text:style-name="T2">6 Connect to VM as mysshfriend user local machine</text:span></text:p>
            <text:p text:style-name="P1"><text:span text:style-name="T2"/></text:p>
            <text:p text:style-name="P1"><text:span text:style-name="T3">[ls@jscp4e ~]$ ssh mysshfriend@testvm</text:span></text:p>
            <text:p text:style-name="P1"><text:span text:style-name="T3">The authenticity of host 'testvm (192.168.168.192)' can't be established.</text:span></text:p>
            <text:p text:style-name="P1"><text:span text:style-name="T3">ED25519 key fingerprint is SHA256:dGWMwLj/InpbC/Qi+uHCrTqb+3IFWSFDQM33YbYTa2I.</text:span></text:p>
            <text:p text:style-name="P1"><text:span text:style-name="T3">This key is not known by any other names</text:span></text:p>
            <text:p text:style-name="P1"><text:span text:style-name="T3">Are you sure you want to continue connecting (yes/no/[fingerprint])? Yes</text:span></text:p>
            <text:p text:style-name="P1"><text:span text:style-name="T3">Warning: Permanently added 'localhost' (ED25519) to the list of known hosts.</text:span></text:p>
            <text:p text:style-name="P1"><text:span text:style-name="T3">mysshfriend@testvm’s password:</text:span></text:p>
            <text:p text:style-name="P1"><text:span text:style-name="T3">[ mysshfriend@testvm ~]$</text:span></text:p>
            <text:p text:style-name="P1"/>
            <text:p text:style-name="P1"><text:span text:style-name="T2">7 Add public key to mysshfriend user remote server</text:span></text:p>
            <text:p text:style-name="P1"><text:span text:style-name="T2"/></text:p>
            <text:p text:style-name="P1"><text:span text:style-name="T2">We can copy key from our host and insert it into ~/.ssh/authorized_keys manually</text:span></text:p>
            <text:p text:style-name="P1"><text:span text:style-name="T2"/></text:p>
            <text:p text:style-name="P1"><text:span text:style-name="T2">Or we can just execute from our host «ssh-copy-id»</text:span></text:p>
            <text:p text:style-name="P1"><text:span text:style-name="T2"/></text:p>
            <text:p text:style-name="P1"><text:span text:style-name="T2"><text:s/></text:span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3" draw:layer="layout" svg:width="21.399cm" svg:height="12.065cm" svg:x="1.905cm" svg:y="1.27cm" presentation:class="outline" presentation:user-transformed="true">
          <draw:text-box>
            <text:p text:style-name="P1"><text:span text:style-name="T3">[ls@jscp4e ~]$ ssh-copy-id mysshfriend@testvm</text:span></text:p>
            <text:p text:style-name="P1"><text:span text:style-name="T3">/usr/bin/ssh-copy-id: INFO: Source of key(s) to be installed: "/home/ls/.ssh/id_ed25519.pub"</text:span></text:p>
            <text:p text:style-name="P1"><text:span text:style-name="T3">The authenticity of host 'testvm (192.168.168.192)' can't be established.</text:span></text:p>
            <text:p text:style-name="P1"><text:span text:style-name="T3">ECDSA key fingerprint is SHA256:vthzxLIDjH0Aa32PQcF3S7jibIjSUrm6ww/1XsOnzhY.</text:span></text:p>
            <text:p text:style-name="P1"><text:span text:style-name="T3">This key is not known by any other names</text:span></text:p>
            <text:p text:style-name="P1"><text:span text:style-name="T3">Are you sure you want to continue connecting (yes/no/[fingerprint])? yes</text:span></text:p>
            <text:p text:style-name="P1"><text:span text:style-name="T3">/usr/bin/ssh-copy-id: INFO: attempting to log in with the new key(s), to filter out any that are already installed</text:span></text:p>
            <text:p text:style-name="P1"><text:span text:style-name="T3">/usr/bin/ssh-copy-id: INFO: 1 key(s) remain to be installed -- if you are prompted now it is to install the new keys</text:span></text:p>
            <text:p text:style-name="P1"><text:span text:style-name="T3">(mysshfriend@testvm) Password: </text:span></text:p>
            <text:p text:style-name="P1"><text:span text:style-name="T3"/></text:p>
            <text:p text:style-name="P1"><text:span text:style-name="T3">Number of key(s) added: 1</text:span></text:p>
            <text:p text:style-name="P1"><text:span text:style-name="T3"/></text:p>
            <text:p text:style-name="P1"><text:span text:style-name="T3">Now try logging into the machine, with: <text:s text:c="2"/>"ssh 'mysshfriend@testvm'"</text:span></text:p>
            <text:p text:style-name="P1"><text:span text:style-name="T3">and check to make sure that only the key(s) you wanted were added.</text:span></text:p>
            <text:p text:style-name="P1"><text:span text:style-name="T3"/></text:p>
            <text:p text:style-name="P1"><text:span text:style-name="T5">8 Connect to VM as mysshfriend user</text:span></text:p>
            <text:p text:style-name="P1"><text:span text:style-name="T2"/></text:p>
            <text:p text:style-name="P1"><text:span text:style-name="T3">[ls@jscp4e ~]$ ssh mysshfriend@testvm</text:span></text:p>
            <text:p text:style-name="P1"><text:span text:style-name="T3">[ mysshfriend@testvm ~]$ uname -a</text:span><text:span text:style-name="T3"><text:line-break/></text:span><text:span text:style-name="T3">Linux testvm 5.14.12-1.el8.elrepo.x86_64 #1 SMP Tue Oct 12 08:42:05 EDT 2021 x86_64 x86_64 x86_64 GNU/Linux</text:span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3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17:02:06.178369798</dc:date>
    <meta:editing-duration>PT25M50S</meta:editing-duration>
    <meta:editing-cycles>6</meta:editing-cycles>
    <meta:document-statistic meta:object-count="37"/>
  </office:meta>
</office:document-meta>
</file>